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I Elasticsearch memento - Version 6.4 de l’API</text:p>
      <text:h text:style-name="Heading_20_1" text:outline-level="1"><text:bookmark-start text:name="gérer-les-documents"/>Gérer les documents<text:bookmark-end text:name="gérer-les-documents"/></text:h>
      <text:h text:style-name="Heading_20_3" text:outline-level="3"><text:bookmark-start text:name="créer-un-document"/>Créer un document:<text:bookmark-end text:name="créer-un-document"/></text:h>
      <text:p text:style-name="Preformatted_20_Text">PUT /&lt;index&gt;/&lt;type&gt;/1</text:p>
      <text:p text:style-name="Preformatted_20_Text">{</text:p>
      <text:p text:style-name="Preformatted_20_Text"><text:s text:c="2"/>"champ1": "value1",</text:p>
      <text:p text:style-name="Preformatted_20_Text"><text:s text:c="2"/>"champ2": "value2"</text:p>
      <text:p text:style-name="Preformatted_20_Text">}</text:p>
      <text:p text:style-name="First_20_paragraph">ou</text:p>
      <text:p text:style-name="Preformatted_20_Text">POST /&lt;index&gt;/&lt;type&gt;</text:p>
      <text:p text:style-name="Preformatted_20_Text">{</text:p>
      <text:p text:style-name="Preformatted_20_Text"><text:s text:c="2"/>"champ1": "value1",</text:p>
      <text:p text:style-name="Preformatted_20_Text"><text:s text:c="2"/>"champ2": "value2"</text:p>
      <text:p text:style-name="Preformatted_20_Text">}</text:p>
      <text:h text:style-name="Heading_20_3" text:outline-level="3"><text:bookmark-start text:name="afficher-un-document"/>Afficher un document:<text:bookmark-end text:name="afficher-un-document"/></text:h>
      <text:p text:style-name="Preformatted_20_Text">GET /&lt;index&gt;/&lt;type&gt;/&lt;num&gt;/</text:p>
      <text:h text:style-name="Heading_20_3" text:outline-level="3"><text:bookmark-start text:name="lister-tous-les-documents"/>Lister tous les documents:<text:bookmark-end text:name="lister-tous-les-documents"/></text:h>
      <text:p text:style-name="Preformatted_20_Text">GET /&lt;index&gt;/&lt;type&gt;/_search</text:p>
      <text:h text:style-name="Heading_20_3" text:outline-level="3"><text:bookmark-start text:name="mettre-à-jour-un-document-ajouter-modifier-un-champ"/>Mettre à jour un document (ajouter modifier un champ)<text:bookmark-end text:name="mettre-à-jour-un-document-ajouter-modifier-un-champ"/></text:h>
      <text:p text:style-name="Preformatted_20_Text">POST /&lt;index&gt;/&lt;type&gt;/&lt;num&gt;/_update</text:p>
      <text:p text:style-name="Preformatted_20_Text">{</text:p>
      <text:p text:style-name="Preformatted_20_Text"><text:s text:c="4"/>"doc": {</text:p>
      <text:p text:style-name="Preformatted_20_Text"><text:s text:c="8"/>"field": "value"</text:p>
      <text:p text:style-name="Preformatted_20_Text"><text:s text:c="4"/>}</text:p>
      <text:p text:style-name="Preformatted_20_Text">}</text:p>
      <text:h text:style-name="Heading_20_3" text:outline-level="3"><text:bookmark-start text:name="supprimer-un-document"/>Supprimer un document<text:bookmark-end text:name="supprimer-un-document"/></text:h>
      <text:p text:style-name="Preformatted_20_Text">DELETE /&lt;index&gt;/&lt;type&gt;/&lt;_id&gt;</text:p>
      <text:h text:style-name="Heading_20_1" text:outline-level="1"><text:bookmark-start text:name="gérer-les-index"/>Gérer les index<text:bookmark-end text:name="gérer-les-index"/></text:h>
      <text:h text:style-name="Heading_20_3" text:outline-level="3"><text:bookmark-start text:name="list-indices"/>List Indices<text:bookmark-end text:name="list-indices"/></text:h>
      <text:p text:style-name="Preformatted_20_Text">GET /_cat/indices</text:p>
      <text:list xml:id="list541122684" text:style-name="L1">
        <text:list-item>
          <text:p text:style-name="P2">avec le nom des colonnes</text:p>
        </text:list-item>
      </text:list>
      <text:p text:style-name="Preformatted_20_Text"><text:soft-page-break/>GET /_cat/indices?v</text:p>
      <text:h text:style-name="Heading_20_3" text:outline-level="3"><text:bookmark-start text:name="create-index"/>Create index<text:bookmark-end text:name="create-index"/></text:h>
      <text:p text:style-name="Preformatted_20_Text">PUT /&lt;index&gt;</text:p>
      <text:p text:style-name="Preformatted_20_Text">{</text:p>
      <text:p text:style-name="Preformatted_20_Text"><text:s text:c="4"/>"settings": {</text:p>
      <text:p text:style-name="Preformatted_20_Text"><text:s text:c="8"/>"number_of_shards": 1, // default 5</text:p>
      <text:p text:style-name="Preformatted_20_Text"><text:s text:c="8"/>"number_of_replicas": 0 // default 1</text:p>
      <text:p text:style-name="Preformatted_20_Text"><text:s text:c="4"/>}</text:p>
      <text:p text:style-name="Preformatted_20_Text">}</text:p>
      <text:h text:style-name="Heading_20_4" text:outline-level="4"><text:bookmark-start text:name="avec-un-mapping-directement"/>Avec un mapping directement<text:bookmark-end text:name="avec-un-mapping-directement"/></text:h>
      <text:p text:style-name="Preformatted_20_Text">PUT /&lt;index&gt;</text:p>
      <text:p text:style-name="Preformatted_20_Text">{</text:p>
      <text:p text:style-name="Preformatted_20_Text"><text:s text:c="2"/>"settings": {</text:p>
      <text:p text:style-name="Preformatted_20_Text"><text:s text:c="4"/>"index": {</text:p>
      <text:p text:style-name="Preformatted_20_Text"><text:s text:c="6"/>"number_of_shards": 1,</text:p>
      <text:p text:style-name="Preformatted_20_Text"><text:s text:c="6"/>"number_of_replicas": 0</text:p>
      <text:p text:style-name="Preformatted_20_Text"><text:s text:c="4"/>}</text:p>
      <text:p text:style-name="Preformatted_20_Text"><text:s text:c="2"/>},</text:p>
      <text:p text:style-name="Preformatted_20_Text"><text:s text:c="2"/>"mappings": {</text:p>
      <text:p text:style-name="Preformatted_20_Text"><text:s text:c="4"/>"&lt;mapping&gt;": {</text:p>
      <text:p text:style-name="Preformatted_20_Text"><text:s text:c="6"/>"properties": {</text:p>
      <text:p text:style-name="Preformatted_20_Text"><text:s text:c="8"/>"&lt;property&gt;": {</text:p>
      <text:p text:style-name="Preformatted_20_Text"><text:s text:c="10"/>"type": "&lt;datatype&gt;"</text:p>
      <text:p text:style-name="Preformatted_20_Text"><text:s text:c="8"/>},</text:p>
      <text:p text:style-name="Preformatted_20_Text"><text:s text:c="8"/>...</text:p>
      <text:p text:style-name="Preformatted_20_Text"><text:s text:c="6"/>}</text:p>
      <text:p text:style-name="Preformatted_20_Text"><text:s text:c="4"/>}</text:p>
      <text:p text:style-name="Preformatted_20_Text"><text:s text:c="2"/>}</text:p>
      <text:p text:style-name="Preformatted_20_Text">}</text:p>
      <text:h text:style-name="Heading_20_3" text:outline-level="3"><text:bookmark-start text:name="supprimer-un-index"/>Supprimer un index<text:bookmark-end text:name="supprimer-un-index"/></text:h>
      <text:p text:style-name="Preformatted_20_Text">DELETE /&lt;index&gt;</text:p>
      <text:h text:style-name="Heading_20_1" text:outline-level="1"><text:bookmark-start text:name="gérer-les-mappings"/>Gérer les mappings<text:bookmark-end text:name="gérer-les-mappings"/></text:h>
      <text:h text:style-name="Heading_20_4" text:outline-level="4"><text:bookmark-start text:name="lister-les-mappings"/>Lister les mappings<text:bookmark-end text:name="lister-les-mappings"/></text:h>
      <text:p text:style-name="Preformatted_20_Text">GET /&lt;index&gt;/_mapping</text:p>
      <text:h text:style-name="Heading_20_4" text:outline-level="4"><text:bookmark-start text:name="ajouter-un-champ-à-un-mapping"/>Ajouter un champ à un mapping:<text:bookmark-end text:name="ajouter-un-champ-à-un-mapping"/></text:h>
      <text:p text:style-name="Preformatted_20_Text">PUT /&lt;index&gt;/_mapping/&lt;type&gt;</text:p>
      <text:p text:style-name="Preformatted_20_Text">{</text:p>
      <text:p text:style-name="Preformatted_20_Text"><text:s text:c="2"/>"properties": {</text:p>
      <text:p text:style-name="Preformatted_20_Text"><text:s text:c="4"/>"&lt;new_fieldname&gt;": {</text:p>
      <text:p text:style-name="Preformatted_20_Text"><text:s text:c="6"/>"type": "&lt;datatype&gt;"</text:p>
      <text:p text:style-name="Preformatted_20_Text"><text:s text:c="4"/>}</text:p>
      <text:p text:style-name="Preformatted_20_Text"><text:s text:c="2"/>}</text:p>
      <text:p text:style-name="Preformatted_20_Text"><text:soft-page-break/>}</text:p>
      <text:h text:style-name="Heading_20_1" text:outline-level="1"><text:bookmark-start text:name="réindexer-des-données"/>Réindexer des données<text:bookmark-end text:name="réindexer-des-données"/></text:h>
      <text:h text:style-name="Heading_20_4" text:outline-level="4"><text:bookmark-start text:name="dupliquer-un-champ-et-réindexer"/>Dupliquer un champ et réindexer<text:bookmark-end text:name="dupliquer-un-champ-et-réindexer"/></text:h>
      <text:p text:style-name="Preformatted_20_Text">POST /&lt;index&gt;/_update_by_query</text:p>
      <text:p text:style-name="Preformatted_20_Text">{</text:p>
      <text:p text:style-name="Preformatted_20_Text"><text:s text:c="2"/>"script": {</text:p>
      <text:p text:style-name="Preformatted_20_Text"><text:s text:c="4"/>"inline": "ctx._source.&lt;fieldname&gt; = ctx._source.&lt;fieldname&gt;"</text:p>
      <text:p text:style-name="Preformatted_20_Text"><text:s text:c="2"/>}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I Elasticsearch memento - Version 6.4 de l’API</dc:title>
    <dc:date>2018-11-15T07:11:09.821666336</dc:date>
    <meta:editing-duration>PT2M9S</meta:editing-duration>
    <meta:editing-cycles>1</meta:editing-cycles>
    <meta:document-statistic meta:table-count="0" meta:image-count="0" meta:object-count="0" meta:page-count="3" meta:paragraph-count="83" meta:word-count="183" meta:character-count="1388" meta:non-whitespace-character-count="1132"/>
    <meta:generator>LibreOffice/6.0.7.3.0$Linux_X86_64 LibreOffice_project/00m0$Build-3</meta:generator>
  </office:meta>
</office:document-meta>
</file>